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Roboto, Arial, sans-serif"/>
    <style:font-face style:name="Mangal1" svg:font-family="Manga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6.6979in" fo:margin-left="0in" fo:margin-right="-0.0049in" table:align="margins"/>
    </style:style>
    <style:style style:name="Tabella1.A" style:family="table-column">
      <style:table-column-properties style:column-width="1.0097in" style:rel-column-width="1454*"/>
    </style:style>
    <style:style style:name="Tabella1.B" style:family="table-column">
      <style:table-column-properties style:column-width="2.6979in" style:rel-column-width="3885*"/>
    </style:style>
    <style:style style:name="Tabella1.C" style:family="table-column">
      <style:table-column-properties style:column-width="1.3861in" style:rel-column-width="1996*"/>
    </style:style>
    <style:style style:name="Tabella1.D" style:family="table-column">
      <style:table-column-properties style:column-width="1.6042in" style:rel-column-width="2310*"/>
    </style:style>
    <style:style style:name="Tabella1.A1" style:family="table-cell">
      <style:table-cell-properties fo:padding="0.0382in" fo:border-left="0.05pt solid #000000" fo:border-right="none" fo:border-top="0.05pt solid #000000" fo:border-bottom="0.05pt solid #000000"/>
    </style:style>
    <style:style style:name="Tabella1.D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12pt" style:font-size-asian="12pt" style:font-size-complex="12pt"/>
    </style:style>
    <style:style style:name="P2" style:family="paragraph" style:parent-style-name="Standard">
      <style:paragraph-properties fo:text-align="start" style:justify-single-word="false"/>
      <style:text-properties style:font-name="Ubuntu" fo:font-size="12pt" style:font-size-asian="12pt" style:font-size-complex="12pt"/>
    </style:style>
    <style:style style:name="P3" style:family="paragraph" style:parent-style-name="Table_20_Contents">
      <style:paragraph-properties fo:text-align="start" style:justify-single-word="false"/>
      <style:text-properties style:font-name="Ubuntu"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none"/>
    </style:style>
    <style:style style:name="T5" style:family="text">
      <style:text-properties fo:font-weight="normal" style:font-weight-asian="normal" style:font-weight-complex="normal"/>
    </style:style>
    <style:style style:name="T6" style:family="text">
      <style:text-properties fo:font-variant="normal" fo:text-transform="none" fo:color="#222222" fo:letter-spacing="normal" fo:font-style="normal"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Si vuole realizzare una base di dati per un negozio al dettaglio che vende <text:span text:style-name="T4">oggetti</text:span> per la casa, di cui vogliamo rappresentare i dati dei clienti abituali, dei dipendenti, dei fornitori e dei prodotti, con le rispettive categorie.</text:p>
      <text:p text:style-name="P2"/>
      <text:p text:style-name="P2">Per i clienti <text:span text:style-name="T1">iscritti</text:span> (sono circa 20 e sono un sottoinsieme dei clienti totali), identificati da un codice, vogliamo tenere conto dell'identità (nome,cognome), dell'indirizzo(via, numero, città, provincia) e dei contatti (e-mail,telefono). Ogni cliente iscritto ha un unico storico acquisti (insieme di scontrini presenti e passati) che specifica il numero di acquisti fatti su una certa categoria e da cui si derivano gli eventuali sconti di cui ha diritto.</text:p>
      <text:p text:style-name="P2"/>
      <text:p text:style-name="P2">Per ogni <text:span text:style-name="T5">acquisto</text:span> viene rilasciato uno <text:span text:style-name="T1">scontrino</text:span>, identificato da un codice scontrino e dalla data, deve essere riportata la quantità relativa ad ogni prodotto (acquistato) e aggiornato il campo totale che tiene conto della spesa totale relativa ad un acquisto.</text:p>
      <text:p text:style-name="P2"/>
      <text:p text:style-name="P2">Per le 5 <text:span text:style-name="T1">categorie</text:span> di prodotti, identificate da un nome univoco (porcellane, pentolame, liste nozze, stoffe, stoviglie), vogliamo tenere conto della percentuale IVA a cui sono soggette. </text:p>
      <text:p text:style-name="P2"/>
      <text:p text:style-name="P2">Ad ogni categoria sono associati possibili <text:span text:style-name="T1">sconti</text:span> in base ad una distribuzione per livelli e con una relativa percentuale. </text:p>
      <text:p text:style-name="P2"/>
      <text:p text:style-name="P2">I <text:span text:style-name="T1">dipendenti, </text:span>responsabili ognuno di una singola categoria, sono identificati da un codice, inoltre vogliamo tenere conto dell'indirizzo (via,numero, città, provincia), dei recapiti (telefono, mail) e delle informazioni di base (nome, cognome, data di nascita, cod. fiscale). Ad ogni dipendente viene assegnato un determinato turno (mattina, pomeriggio) in un certo giorno lavorativo in cui sarà responsabile di una certa categoria. </text:p>
      <text:p text:style-name="P2"/>
      <text:p text:style-name="P2">Ogni <text:span text:style-name="T1">prodotto</text:span> appartiene ad una singola categoria, <text:span text:style-name="T6">è</text:span> identificato da un codice ed inoltre vogliamo tenere conto delle informazioni base (nome, descrizione, prezzo) e della quantità disponibile (in magazzino + in esposizione). </text:p>
      <text:p text:style-name="P2"/>
      <text:p text:style-name="P2">Ogni prodotto disponibile deve essere stato precedentemente ordinato da un fornitore, con relativa <text:span text:style-name="T1">fattura</text:span>. La singola fattura deve essere identificata da un codice fattura univoco, inoltre teniamo conto della data e della quantità riferita al singolo prodotto ordinato.</text:p>
      <text:p text:style-name="P2"/>
      <text:p text:style-name="P2">Per i <text:span text:style-name="T2">fornitori </text:span><text:span text:style-name="T3">(artigiani o grossisti)</text:span>, identificati da un nome univoco, dobbiamo tenere conto dei contatti (fax, mail, telefono), dell'indirizzo (via, numero, città, provincia).</text:p>
      <text:p text:style-name="P2"/>
      <text:p text:style-name="P2"/>
      <text:p text:style-name="P1">GLOSSARIO TERMINI</text:p>
      <text:p text:style-name="P2"/>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3">Termine</text:p>
          </table:table-cell>
          <table:table-cell table:style-name="Tabella1.A1" office:value-type="string">
            <text:p text:style-name="P3">Descrizione</text:p>
          </table:table-cell>
          <table:table-cell table:style-name="Tabella1.A1" office:value-type="string">
            <text:p text:style-name="P3">Sinonimi</text:p>
          </table:table-cell>
          <table:table-cell table:style-name="Tabella1.D1" office:value-type="string">
            <text:p text:style-name="P3">Collegamenti</text:p>
          </table:table-cell>
        </table:table-row>
        <table:table-row>
          <table:table-cell table:style-name="Tabella1.A2" office:value-type="string">
            <text:p text:style-name="P3">Iscritto</text:p>
          </table:table-cell>
          <table:table-cell table:style-name="Tabella1.A2" office:value-type="string">
            <text:p text:style-name="P3">Compratore abituale iscritto a questa lista per avere diritto a sconti speciali. Può essere un dipendente</text:p>
          </table:table-cell>
          <table:table-cell table:style-name="Tabella1.A2" office:value-type="string">
            <text:p text:style-name="P3">Cliente abituale</text:p>
          </table:table-cell>
          <table:table-cell table:style-name="Tabella1.D2" office:value-type="string">
            <text:p text:style-name="P3">Acquisto, Scontrino</text:p>
          </table:table-cell>
        </table:table-row>
        <text:soft-page-break/>
        <table:table-row>
          <table:table-cell table:style-name="Tabella1.A2" office:value-type="string">
            <text:p text:style-name="P3">Scontrino</text:p>
          </table:table-cell>
          <table:table-cell table:style-name="Tabella1.A2" office:value-type="string">
            <text:p text:style-name="P3">Scontrino attestante lo storico degli acquisti</text:p>
          </table:table-cell>
          <table:table-cell table:style-name="Tabella1.A2" office:value-type="string">
            <text:p text:style-name="P3">Storico, acquisto </text:p>
          </table:table-cell>
          <table:table-cell table:style-name="Tabella1.D2" office:value-type="string">
            <text:p text:style-name="P3">Iscritto, Prodotto</text:p>
          </table:table-cell>
        </table:table-row>
        <table:table-row>
          <table:table-cell table:style-name="Tabella1.A2" office:value-type="string">
            <text:p text:style-name="P3">Categoria</text:p>
          </table:table-cell>
          <table:table-cell table:style-name="Tabella1.A2" office:value-type="string">
            <text:p text:style-name="P3">5 insiemi di prodotti. Un prodotto può appartenere ad un'unica categoria. Ogni categoria ha il suo univoco responsabile</text:p>
          </table:table-cell>
          <table:table-cell table:style-name="Tabella1.A2" office:value-type="string">
            <text:p text:style-name="P3"/>
          </table:table-cell>
          <table:table-cell table:style-name="Tabella1.D2" office:value-type="string">
            <text:p text:style-name="P3">Sconto, Dipendente, Prodotto</text:p>
          </table:table-cell>
        </table:table-row>
        <table:table-row>
          <table:table-cell table:style-name="Tabella1.A2" office:value-type="string">
            <text:p text:style-name="P3">Sconto</text:p>
          </table:table-cell>
          <table:table-cell table:style-name="Tabella1.A2" office:value-type="string">
            <text:p text:style-name="P3">Spetta solamente al cliente iscritto. Per ogni categoria esistono diversi livelli in base agli acquisti, a cui corrisponde una percentuale di sconto</text:p>
          </table:table-cell>
          <table:table-cell table:style-name="Tabella1.A2" office:value-type="string">
            <text:p text:style-name="P3"/>
          </table:table-cell>
          <table:table-cell table:style-name="Tabella1.D2" office:value-type="string">
            <text:p text:style-name="P3">Categoria</text:p>
          </table:table-cell>
        </table:table-row>
        <table:table-row>
          <table:table-cell table:style-name="Tabella1.A2" office:value-type="string">
            <text:p text:style-name="P3">Dipendente</text:p>
          </table:table-cell>
          <table:table-cell table:style-name="Tabella1.A2" office:value-type="string">
            <text:p text:style-name="P3">Responsabile di una singola categoria. Può essere un cliente ma non un fornitore</text:p>
          </table:table-cell>
          <table:table-cell table:style-name="Tabella1.A2" office:value-type="string">
            <text:p text:style-name="P3">Responsabile</text:p>
          </table:table-cell>
          <table:table-cell table:style-name="Tabella1.D2" office:value-type="string">
            <text:p text:style-name="P3">Categoria</text:p>
          </table:table-cell>
        </table:table-row>
        <table:table-row>
          <table:table-cell table:style-name="Tabella1.A2" office:value-type="string">
            <text:p text:style-name="P3">Prodotto</text:p>
          </table:table-cell>
          <table:table-cell table:style-name="Tabella1.A2" office:value-type="string">
            <text:p text:style-name="P3">Ogni prodotto può appartenere ad una sola categoria</text:p>
          </table:table-cell>
          <table:table-cell table:style-name="Tabella1.A2" office:value-type="string">
            <text:p text:style-name="P3">Oggetti, Prodotti ordinati o acquistati</text:p>
          </table:table-cell>
          <table:table-cell table:style-name="Tabella1.D2" office:value-type="string">
            <text:p text:style-name="P3">Categoria, Fattura, Scontrino</text:p>
          </table:table-cell>
        </table:table-row>
        <table:table-row>
          <table:table-cell table:style-name="Tabella1.A2" office:value-type="string">
            <text:p text:style-name="P3">Fattura</text:p>
          </table:table-cell>
          <table:table-cell table:style-name="Tabella1.A2" office:value-type="string">
            <text:p text:style-name="P3">Più unità di prodotto possono essere ordinate a fornitori diversi. Modifica il campo quantità disponibile di prodotto</text:p>
          </table:table-cell>
          <table:table-cell table:style-name="Tabella1.A2" office:value-type="string">
            <text:p text:style-name="P3">Ordine</text:p>
          </table:table-cell>
          <table:table-cell table:style-name="Tabella1.D2" office:value-type="string">
            <text:p text:style-name="P3">Fornitore, Prodotto</text:p>
          </table:table-cell>
        </table:table-row>
        <table:table-row>
          <table:table-cell table:style-name="Tabella1.A2" office:value-type="string">
            <text:p text:style-name="P3">Fornitore</text:p>
          </table:table-cell>
          <table:table-cell table:style-name="Tabella1.A2" office:value-type="string">
            <text:p text:style-name="P3">Forniscono i prodotti attraverso gli ordini. Un fornitore non può essere un cliente e può fornire prodotti di diverse categorie</text:p>
          </table:table-cell>
          <table:table-cell table:style-name="Tabella1.A2" office:value-type="string">
            <text:p text:style-name="P3"/>
          </table:table-cell>
          <table:table-cell table:style-name="Tabella1.D2" office:value-type="string">
            <text:p text:style-name="P3">Ordine </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Roboto, Arial, sans-serif"/>
    <style:font-face style:name="Mangal1" svg:font-family="Manga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5:35:31.37</meta:creation-date>
    <dc:date>2015-05-22T11:23:44</dc:date>
    <meta:editing-duration>PT11M4S</meta:editing-duration>
    <meta:editing-cycles>3</meta:editing-cycles>
    <meta:generator>LibreOffice/3.5$Linux_X86_64 LibreOffice_project/350m1$Build-2</meta:generator>
    <dc:creator>BARI [IN2]</dc:creator>
    <meta:document-statistic meta:table-count="1" meta:image-count="0" meta:object-count="0" meta:page-count="2" meta:paragraph-count="44" meta:word-count="507" meta:character-count="3517" meta:non-whitespace-character-count="3048"/>
  </office:meta>
</office:document-meta>
</file>